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ce117" style:family="table-cell" style:parent-style-name="Integer">
      <style:table-cell-properties fo:background-color="#ffffff"/>
      <style:map style:condition="cell-content()=0" style:apply-style-name="" style:base-cell-address="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1-17T08:01:19" calcext:value-type="date">
            <text:p>2021-11-17 08:01:19</text:p>
          </table:table-cell>
          <table:table-cell table:style-name="ce22" office:value-type="date" office:date-value="2021-11-17" calcext:value-type="date">
            <text:p>2021-11-17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8H01M19S" calcext:value-type="time">
            <text:p>08:01:19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1-17T08:01:19" calcext:value-type="date">
            <text:p>2021-11-17 08:01:19</text:p>
          </table:table-cell>
          <table:table-cell table:style-name="ce23" office:value-type="date" office:date-value="2021-11-17" calcext:value-type="date">
            <text:p>2021-11-17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0H01M19S" calcext:value-type="time">
            <text:p>20:01:19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1-17T08:01:19" calcext:value-type="date">
            <text:p>2021-11-17 08:01:19</text:p>
          </table:table-cell>
          <table:table-cell table:style-name="ce24" office:value-type="date" office:date-value="2021-11-17" calcext:value-type="date">
            <text:p>2021-11-17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8H01M19S" calcext:value-type="time">
            <text:p>08:01:19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1-17T08:01:19" calcext:value-type="date">
            <text:p>2021-11-17 08:01:19</text:p>
          </table:table-cell>
          <table:table-cell table:style-name="ce25" office:value-type="date" office:date-value="2021-11-17" calcext:value-type="date">
            <text:p>2021-11-17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0H01M19S" calcext:value-type="time">
            <text:p>20:01:19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1-17T08:01:19" calcext:value-type="date">
            <text:p>2021-11-17 08:01:19</text:p>
          </table:table-cell>
          <table:table-cell table:style-name="ce26" office:value-type="date" office:date-value="2021-11-17" calcext:value-type="date">
            <text:p>2021-11-17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8H01M19S" calcext:value-type="time">
            <text:p>08:01:19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1-17T08:01:19" calcext:value-type="date">
            <text:p>2021-11-17 08:01:19</text:p>
          </table:table-cell>
          <table:table-cell table:style-name="ce27" office:value-type="date" office:date-value="2021-11-17" calcext:value-type="date">
            <text:p>2021-11-17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0H01M19S" calcext:value-type="time">
            <text:p>20:01:19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1-17T08:01:19" calcext:value-type="date">
            <text:p>2021-11-17 08:01:19</text:p>
          </table:table-cell>
          <table:table-cell table:style-name="ce28" office:value-type="date" office:date-value="2021-11-17" calcext:value-type="date">
            <text:p>2021-11-17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8H01M19S" calcext:value-type="time">
            <text:p>08:01:19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1-17T08:01:19" calcext:value-type="date">
            <text:p>2021-11-17 08:01:19</text:p>
          </table:table-cell>
          <table:table-cell table:style-name="ce29" office:value-type="date" office:date-value="2021-11-17" calcext:value-type="date">
            <text:p>2021-11-17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0H01M19S" calcext:value-type="time">
            <text:p>20:01:19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1-17T08:01:19" calcext:value-type="date">
            <text:p>2021-11-17 08:01:19</text:p>
          </table:table-cell>
          <table:table-cell table:style-name="ce30" office:value-type="date" office:date-value="2021-11-17" calcext:value-type="date">
            <text:p>2021-11-17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8H01M19S" calcext:value-type="time">
            <text:p>08:01:19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1-17T08:01:19" calcext:value-type="date">
            <text:p>2021-11-17 08:01:19</text:p>
          </table:table-cell>
          <table:table-cell table:style-name="ce31" office:value-type="date" office:date-value="2021-11-17" calcext:value-type="date">
            <text:p>2021-11-17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0H01M19S" calcext:value-type="time">
            <text:p>20:01:19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1-17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number-columns-repeated="8"/>
        </table:table-row>
        <calcext:conditional-formats>
          <calcext:conditional-format calcext:target-range-address="Helpers.A41:Helpers.A46">
            <calcext:condition calcext:apply-style-name="" calcext:value="=0" calcext:base-cell-address=""/>
          </calcext:conditional-format>
        </calcext:conditional-formats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08:01:18.8103895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08:01:17</meta:creation-date>
    <meta:generator>LibreOffice/7.1.7.2$Linux_X86_64 LibreOffice_project/10$Build-2</meta:generator>
    <meta:editing-duration>PT1S</meta:editing-duration>
    <meta:editing-cycles>2</meta:editing-cycles>
    <meta:initial-creator>Turulomio</meta:initial-creator>
    <dc:description>This file have been generated with UnoGenerator-0.13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1-11-17T08:01:20.119676186</dc:date>
    <dc:title>Ejemplo ODS con UnoGenerator</dc:title>
    <meta:document-statistic meta:table-count="3" meta:cell-count="250" meta:object-count="0"/>
  </office:meta>
</office:document-meta>
</file>